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2" style:font-name-complex="Times New Roman2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10" style:family="paragraph" style:parent-style-name="Text_20_body">
      <style:paragraph-properties fo:text-align="start" style:justify-single-word="false"/>
      <style:text-properties style:font-name="Cambria" style:font-name-asian="Times New Roman2" style:font-name-complex="Times New Roman2"/>
    </style:style>
    <style:style style:name="P11" style:family="paragraph" style:parent-style-name="Text_20_body">
      <style:paragraph-properties fo:text-align="center" style:justify-single-word="false"/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-asian="Times New Roman2" style:font-name-complex="Times New Roman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6.png" xlink:type="simple" xlink:show="embed" xlink:actuate="onLoad"/></draw:frame></text:p>
          </table:table-cell>
          <table:table-cell table:style-name="Table1.B1" office:value-type="string">
            <text:h text:style-name="P4" text:outline-level="1">Синусо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7"> </text:span>| <text:span text:style-name="T7">С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12">векторизован</text:span>, формирует синусоидальный <text:span text:style-name="T7">выходной сигнал</text:span>:</text:p>
            <text:p text:style-name="P11"><draw:frame draw:style-name="fr3" draw:name="Объект1" text:anchor-type="as-char" svg:width="4.316cm" svg:height="0.605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<text:span text:style-name="T7">г</text:span>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– </text:span>амплитуда,<draw:frame draw:style-name="fr3" draw:name="Объект3" text:anchor-type="as-char" svg:width="0.55cm" svg:height="0.28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">– </text:span>круговая частота, 1/<text:span text:style-name="T1">c;</text:span></text:p>
            <text:p text:style-name="P6"><draw:frame draw:style-name="fr3" draw:name="Объект4" text:anchor-type="as-char" svg:width="0.566cm" svg:height="0.549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">– </text:span>фаза, <text:span text:style-name="T7">рад;</text:span></text:p>
            <text:p text:style-name="P6"><draw:frame draw:style-name="fr3" draw:name="Объект5" text:anchor-type="as-char" svg:width="0.376cm" svg:height="0.549cm" draw:z-index="6"><draw:object xlink:href="./Object 5" xlink:type="simple" xlink:show="embed" xlink:actuate="onLoad"/><draw:image xlink:href="./ObjectReplacements/Object 5" xlink:type="simple" xlink:show="embed" xlink:actuate="onLoad"/></draw:frame> – текущее модельное время в секундах.</text:p>
            <text:p text:style-name="P6"><text:span text:style-name="T12">Свойства</text:span>:</text:p>
            <text:list xml:id="list3427499281973711439" text:style-name="L1">
              <text:list-item>
                <text:p text:style-name="P12"><text:span text:style-name="T13">Амплитуда – коэффициент</text:span><text:span text:style-name="T13"><draw:frame draw:style-name="fr3" draw:name="Объект6" text:anchor-type="as-char" svg:width="0.482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12"><text:span text:style-name="T13">Частота – коэффициент</text:span><text:span text:style-name="T13"><draw:frame draw:style-name="fr3" draw:name="Объект7" text:anchor-type="as-char" svg:width="0.55cm" svg:height="0.2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12"><text:span text:style-name="T13">Фаза – коэффициент</text:span><text:span text:style-name="T13"><draw:frame draw:style-name="fr3" draw:name="Объект8" text:anchor-type="as-char" svg:width="0.56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.</text:span></text:p>
              </text:list-item>
            </text:list>
            <text:p text:style-name="P6"><text:span text:style-name="T7">Свойства</text:span> могут быть векторами<draw:frame draw:style-name="fr3" draw:name="Object1" text:anchor-type="as-char" svg:width="3.406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2" text:anchor-type="as-char" svg:width="3.687cm" svg:height="0.684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">и </text:span><text:s/><draw:frame draw:style-name="fr3" draw:name="Object3" text:anchor-type="as-char" svg:width="3.75cm" svg:height="0.72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7">р</text:span>азмерности которых должны быть одинаковы, в этом случае на выходе будет также <text:span text:style-name="T14">вектор</text:span><text:span text:style-name="T1">:</text:span></text:p>
            <text:p text:style-name="P9"><draw:frame draw:style-name="fr3" draw:name="Object4" text:anchor-type="as-char" svg:width="6.664cm" svg:height="0.686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6"><text:span text:style-name="T16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6">[2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6">[5]</text:p>
                </table:table-cell>
              </table:table-row>
              <table:table-row>
                <table:table-cell table:style-name="Таблица1.A3" office:value-type="string">
                  <text:p text:style-name="P8">Фаза</text:p>
                </table:table-cell>
                <table:table-cell table:style-name="Таблица1.B3" office:value-type="string">
                  <text:p text:style-name="P6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2">Именованное</text:span><text:span text:style-name="T16"> задание </text:span><text:span text:style-name="T9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0"><text:soft-page-break/>Амплитуда</text:p>
                </table:table-cell>
                <table:table-cell table:style-name="Таблица1.B3" office:value-type="string">
                  <text:p text:style-name="P6">[<text:span text:style-name="T1">am1</text:span>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6">[<text:span text:style-name="T1">omega1</text:span>]</text:p>
                </table:table-cell>
              </table:table-row>
              <table:table-row>
                <table:table-cell table:style-name="Таблица1.A3" office:value-type="string">
                  <text:p text:style-name="P8">Фаза</text:p>
                </table:table-cell>
                <table:table-cell table:style-name="Таблица1.B3" office:value-type="string">
                  <text:p text:style-name="P6">[<text:span text:style-name="T1">f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2">Смешанное</text:span><text:span text:style-name="T16"> задание </text:span><text:span text:style-name="T9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7">[am1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6">[<text:span text:style-name="T1">2</text:span>]</text:p>
                </table:table-cell>
              </table:table-row>
              <table:table-row>
                <table:table-cell table:style-name="Таблица1.A3" office:value-type="string">
                  <text:p text:style-name="P8">Фаза</text:p>
                </table:table-cell>
                <table:table-cell table:style-name="Таблица1.B3" office:value-type="string">
                  <text:p text:style-name="P6">[<text:span text:style-name="T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2">Векторное</text:span><text:span text:style-name="T16"> задание </text:span><text:span text:style-name="T9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6">[2<text:span text:style-name="T1">,1]</text:span>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6">[5<text:span text:style-name="T1">,5.5]</text:span></text:p>
                </table:table-cell>
              </table:table-row>
              <table:table-row>
                <table:table-cell table:style-name="Таблица1.A3" office:value-type="string">
                  <text:p text:style-name="P8">Фаза</text:p>
                </table:table-cell>
                <table:table-cell table:style-name="Таблица1.B3" office:value-type="string">
                  <text:p text:style-name="P7">[0,0]</text:p>
                </table:table-cell>
              </table:table-row>
            </table:table>
            <text:p text:style-name="P6"><text:span text:style-name="T12">Примечани</text:span><text:span text:style-name="T8">я</text:span>:</text:p>
            <text:list xml:id="list6798912193536163562" text:style-name="L2">
              <text:list-item>
                <text:p text:style-name="P13"><text:span text:style-name="T7">По умолчанию блок </text:span>формирует <text:span text:style-name="T15">скалярный</text:span> выходной сигнал.</text:p>
              </text:list-item>
              <text:list-item>
                <text:p text:style-name="P13"><text:span text:style-name="T4">Именованные свойства </text:span><text:span text:style-name="T10">могут быть заданы </text:span><text:span text:style-name="T4">как </text:span><text:span text:style-name="T2">локальные</text:span><text:span text:style-name="T4"> переменные модели (субмодели) во вкладке </text:span><text:span text:style-name="T2">Параметры,</text:span><text:span text:style-name="T4"> как </text:span><text:span text:style-name="T2">глобальные</text:span><text:span text:style-name="T4"> сигналы проекта при помощи пункта главного меню </text:span><text:span text:style-name="T11">Сервис</text:span><text:span text:style-name="T4"> </text:span><text:span text:style-name="T5">→</text:span><text:span text:style-name="T6"> </text:span><text:span text:style-name="T3">Сигналы,</text:span><text:span text:style-name="T4"> </text:span><text:span text:style-name="T10">или как </text:span><text:span text:style-name="T11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</dc:title>
    <dc:date>2014-11-29T00:56:34.96</dc:date>
    <meta:generator>OpenOffice/4.1.1$Win32 OpenOffice.org_project/411m6$Build-9775</meta:generator>
    <meta:editing-duration>PT2H28M57S</meta:editing-duration>
    <meta:editing-cycles>62</meta:editing-cycles>
    <meta:document-statistic meta:table-count="2" meta:image-count="2" meta:object-count="12" meta:page-count="2" meta:paragraph-count="57" meta:word-count="164" meta:character-count="10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o stretchy="false">ω</mo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%omega cdot t + f right )</annotation>
  </semantics>
</math>
</file>

<file path=Object 10/content.xml><?xml version="1.0" encoding="utf-8"?>
<math xmlns="http://www.w3.org/1998/Math/MathML">
  <semantics>
    <mrow>
      <mrow>
        <mover accent="true">
          <mrow>
            <mo stretchy="false">ω</mo>
          </mrow>
          <mo stretchy="false">⃗</mo>
        </mover>
        <mo stretchy="false">=</mo>
        <mfenced open="[" close="]">
          <mrow>
            <msub>
              <mo stretchy="false">ω</mo>
              <mrow>
                <mn>1</mn>
              </mrow>
            </msub>
            <mi>,</mi>
            <msub>
              <mo stretchy="false">ω</mo>
              <mrow>
                <mn>2</mn>
              </mrow>
            </msub>
            <mi>,</mi>
            <mn>...</mn>
            <msub>
              <mo stretchy="false">ω</mo>
              <mrow>
                <mi>n</mi>
              </mrow>
            </msub>
          </mrow>
        </mfenced>
      </mrow>
    </mrow>
    <annotation encoding="StarMath 5.0">vec {%omega}=
left [
%omega_{1} , %omega_{2} , ... %omega_{n}
right ]</annotation>
  </semantics>
</math>
</file>

<file path=Object 11/content.xml><?xml version="1.0" encoding="utf-8"?>
<math xmlns="http://www.w3.org/1998/Math/MathML">
  <semantics>
    <mrow>
      <mrow>
        <mover accent="true">
          <mrow>
            <mi>f</mi>
          </mrow>
          <mo stretchy="false">⃗</mo>
        </mover>
        <mo stretchy="false">=</mo>
        <mfenced open="[" close="]">
          <mrow>
            <msub>
              <mi>f</mi>
              <mrow>
                <mn>1</mn>
              </mrow>
            </msub>
            <mi>,</mi>
            <msub>
              <mi>f</mi>
              <mrow>
                <mn>2</mn>
              </mrow>
            </msub>
            <mi>,</mi>
            <mn>...</mn>
            <msub>
              <mi>f</mi>
              <mrow>
                <mi>n</mi>
              </mrow>
            </msub>
          </mrow>
        </mfenced>
      </mrow>
    </mrow>
    <annotation encoding="StarMath 5.0">vec {f}=
left [
f_{1} , f_{2} , ... f_{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i>sin</mi>
        </mrow>
      </mrow>
      <mfenced open="(" close=")">
        <mrow>
          <mrow>
            <mrow>
              <msub>
                <mo stretchy="false">ω</mo>
                <mi>i</mi>
              </msub>
              <mo stretchy="false">⋅</mo>
              <mi>t</mi>
            </mrow>
            <mo stretchy="false">+</mo>
            <msub>
              <mi>f</mi>
              <mi>i</mi>
            </msub>
          </mrow>
        </mrow>
      </mfenced>
      <mi>,</mi>
      <mi/>
      <mrow>
        <mi>i</mi>
        <mo stretchy="false">=</mo>
        <mn>1...n</mn>
      </mrow>
    </mrow>
    <annotation encoding="StarMath 5.0">y_i(t) = a_i cdot sin left ( %omega_i cdot t + f_i right ),~i=1...n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